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ing_20_3">
      <style:text-properties officeooo:rsid="00171dce" officeooo:paragraph-rsid="00171dce"/>
    </style:style>
    <style:style style:name="P2" style:family="paragraph" style:parent-style-name="Heading_20_3">
      <style:text-properties officeooo:paragraph-rsid="00171dce"/>
    </style:style>
    <style:style style:name="P3" style:family="paragraph" style:parent-style-name="Text_20_body">
      <style:text-properties style:font-name="Liberation Sans" fo:font-weight="bold" officeooo:rsid="00171dce" officeooo:paragraph-rsid="00171dce" style:font-weight-asian="bold" style:font-weight-complex="bold"/>
    </style:style>
    <style:style style:name="P4" style:family="paragraph" style:parent-style-name="Text_20_body" style:list-style-name="L1">
      <style:text-properties style:font-name="Liberation Sans" fo:font-weight="bold" officeooo:rsid="00171dce" officeooo:paragraph-rsid="00171dce" style:font-weight-asian="bold" style:font-weight-complex="bold"/>
    </style:style>
    <style:style style:name="P5" style:family="paragraph" style:parent-style-name="Text_20_body" style:list-style-name="L2">
      <style:text-properties style:font-name="Liberation Sans" fo:font-weight="bold" officeooo:rsid="00171dce" officeooo:paragraph-rsid="00171dce" style:font-weight-asian="bold" style:font-weight-complex="bold"/>
    </style:style>
    <style:style style:name="P6" style:family="paragraph" style:parent-style-name="Text_20_body" style:list-style-name="L3">
      <style:text-properties style:font-name="Liberation Sans" fo:font-weight="bold" officeooo:rsid="00171dce" officeooo:paragraph-rsid="00171dce" style:font-weight-asian="bold" style:font-weight-complex="bold"/>
    </style:style>
    <style:style style:name="P7" style:family="paragraph" style:parent-style-name="Text_20_body">
      <style:text-properties style:font-name="Liberation Sans" fo:font-weight="bold" officeooo:rsid="00191110" officeooo:paragraph-rsid="00191110" style:font-weight-asian="bold" style:font-weight-complex="bold"/>
    </style:style>
    <style:style style:name="P8" style:family="paragraph" style:parent-style-name="Text_20_body" style:list-style-name="L3">
      <style:text-properties style:font-name="Liberation Sans" fo:font-weight="bold" officeooo:rsid="001b1c5c" officeooo:paragraph-rsid="001b1c5c" style:font-weight-asian="bold" style:font-weight-complex="bold"/>
    </style:style>
    <style:style style:name="P9" style:family="paragraph" style:parent-style-name="Text_20_body" style:list-style-name="L1">
      <style:text-properties style:font-name="Liberation Sans" fo:font-weight="normal" officeooo:rsid="00182924" officeooo:paragraph-rsid="00182924" style:font-weight-asian="normal" style:font-weight-complex="normal"/>
    </style:style>
    <style:style style:name="P10" style:family="paragraph" style:parent-style-name="Text_20_body" style:list-style-name="L2">
      <style:text-properties style:font-name="Liberation Sans" fo:font-weight="normal" officeooo:rsid="00182924" officeooo:paragraph-rsid="00182924" style:font-weight-asian="normal" style:font-weight-complex="normal"/>
    </style:style>
    <style:style style:name="P11" style:family="paragraph" style:parent-style-name="Text_20_body" style:list-style-name="L2">
      <style:text-properties style:font-name="Liberation Sans" fo:font-weight="normal" officeooo:rsid="00190fa5" officeooo:paragraph-rsid="00190fa5" style:font-weight-asian="normal" style:font-weight-complex="normal"/>
    </style:style>
    <style:style style:name="P12" style:family="paragraph" style:parent-style-name="Text_20_body">
      <style:text-properties style:font-name="Liberation Sans" fo:font-weight="normal" officeooo:rsid="00191110" officeooo:paragraph-rsid="00191110" style:font-weight-asian="normal" style:font-weight-complex="normal"/>
    </style:style>
    <style:style style:name="P13" style:family="paragraph" style:parent-style-name="Text_20_body">
      <style:text-properties style:font-name="Liberation Sans" fo:font-weight="normal" officeooo:rsid="0019efe2" officeooo:paragraph-rsid="0019efe2" style:font-weight-asian="normal" style:font-weight-complex="normal"/>
    </style:style>
    <style:style style:name="P14" style:family="paragraph" style:parent-style-name="Text_20_body" style:list-style-name="L3">
      <style:text-properties style:font-name="Liberation Sans" fo:font-weight="normal" officeooo:rsid="001b1c5c" officeooo:paragraph-rsid="001b1c5c" style:font-weight-asian="normal" style:font-weight-complex="normal"/>
    </style:style>
    <style:style style:name="P15" style:family="paragraph" style:parent-style-name="Text_20_body">
      <style:text-properties style:font-name="Liberation Sans" officeooo:rsid="0067115e" officeooo:paragraph-rsid="00171dce"/>
    </style:style>
    <style:style style:name="P16" style:family="paragraph" style:parent-style-name="Heading_20_1">
      <style:text-properties style:font-name="Liberation Sans" officeooo:rsid="00171dce" officeooo:paragraph-rsid="00171dce"/>
    </style:style>
    <style:style style:name="T1" style:family="text">
      <style:text-properties officeooo:rsid="00171dce"/>
    </style:style>
    <style:style style:name="T2" style:family="text">
      <style:text-properties officeooo:rsid="0068aab1"/>
    </style:style>
    <style:style style:name="T3" style:family="text">
      <style:text-properties officeooo:rsid="0019202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Group Report:</text:h>
      <text:p text:style-name="P15">This report details the completeness of our <text:span text:style-name="T1">python twitter data analysis notebook w</text:span>ith regards to the basic and <text:span text:style-name="T2">additional</text:span> requirements, <text:span text:style-name="T2">the design and implementation of the notebook and any known problems with the final submission. In addition to this report, each member has submitted an individual report detailing their team contributions, summary of provenance stating which fragments of code they wrote and any individual problems they experienced and how they solved them.</text:span></text:p>
      <text:p text:style-name="P15"/>
      <text:h text:style-name="P2" text:outline-level="3"><text:span text:style-name="T1">Summary of requirements:</text:span></text:h>
      <text:p text:style-name="P12">Most of the requirements are satisfied in the python notebook “Digifest-2016-Twitter-analysis-final.ipynb”</text:p>
      <text:p text:style-name="P3">Basic:</text:p>
      <text:list xml:id="list8890911645207095584" text:style-name="L1">
        <text:list-item>
          <text:p text:style-name="P4">Refine the dataset</text:p>
          <text:list>
            <text:list-item>
              <text:p text:style-name="P9">We refine the dataset using regular expressions and creating new columns with useful information in the pandas dataframe. See notebook for more details.</text:p>
            </text:list-item>
          </text:list>
        </text:list-item>
        <text:list-item>
          <text:p text:style-name="P4">Analysis and visualisations</text:p>
          <text:list>
            <text:list-item>
              <text:p text:style-name="P9">The total number of tweets, retweets and replies in the dataset is analysed in part 2 “Structure of the dataset” in the notebook. The visualisation for this is done using a pie chart.</text:p>
            </text:list-item>
            <text:list-item>
              <text:p text:style-name="P9">The means and standard deviations for the number of tweets, retweets and replies sent by each user is analysed in part 3 “Means and standard deviations.”</text:p>
            </text:list-item>
            <text:list-item>
              <text:p text:style-name="P9">Hashtag cloud in notebook part 5 “Hashtag cloud”</text:p>
            </text:list-item>
          </text:list>
        </text:list-item>
      </text:list>
      <text:p text:style-name="P3">Easy:</text:p>
      <text:list xml:id="list4574106872400837506" text:style-name="L2">
        <text:list-item>
          <text:p text:style-name="P5">Applications used to send tweets</text:p>
          <text:list>
            <text:list-item>
              <text:p text:style-name="P10">Analysis in the notebook part 6 “<text:span text:style-name="T1">Applications used to send tweets</text:span>”</text:p>
            </text:list-item>
          </text:list>
        </text:list-item>
        <text:list-item>
          <text:p text:style-name="P5">Extended analysis</text:p>
          <text:list>
            <text:list-item>
              <text:p text:style-name="P10">Extended analysis of means and standard deviations found in notebook part 3 “Means and standard deviations”</text:p>
            </text:list-item>
          </text:list>
        </text:list-item>
      </text:list>
      <text:p text:style-name="P3">Medium:</text:p>
      <text:list xml:id="list164547569348914" text:continue-numbering="true" text:style-name="L2">
        <text:list-item>
          <text:p text:style-name="P5">User activity over the period of time</text:p>
          <text:list>
            <text:list-item>
              <text:p text:style-name="P11">Found in the notebook part 4 “Timeline of activity”</text:p>
            </text:list-item>
          </text:list>
        </text:list-item>
        <text:list-item>
          <text:p text:style-name="P5">Interaction between users</text:p>
          <text:list>
            <text:list-item>
              <text:p text:style-name="P11"><text:soft-page-break/>Found in the notebook part 7 “Networkx and Graphviz”</text:p>
            </text:list-item>
            <text:list-item>
              <text:p text:style-name="P11">Done using networkx to creating a graph of nodes and connections between the users to see their interaction. </text:p>
            </text:list-item>
          </text:list>
        </text:list-item>
      </text:list>
      <text:p text:style-name="P3">Hard:</text:p>
      <text:list xml:id="list5645710802523936901" text:style-name="L3">
        <text:list-item>
          <text:p text:style-name="P6">Analysing other datasets</text:p>
        </text:list-item>
        <text:list-item>
          <text:p text:style-name="P8">3D graph</text:p>
          <text:list>
            <text:list-item>
              <text:p text:style-name="P14">draws comparisons between 3 different datasets, variable can be used to change the viewing angle and elevation to see the interactions between the 3 datasets. Found in notebook part 8 “Followers, friends and retweets”.</text:p>
            </text:list-item>
          </text:list>
        </text:list-item>
      </text:list>
      <text:h text:style-name="P1" text:outline-level="3">Known problems:</text:h>
      <text:p text:style-name="P7">Error in creating new columns in dataframe</text:p>
      <text:p text:style-name="P13">The python notebook gives red cells on line 6 when we add new columns to the dataframe. The new columns are still made with no problem but the errors are still there on the notebook. </text:p>
      <text:p text:style-name="P7">OSError when creating networkx graphs</text:p>
      <text:p text:style-name="P12">There is occasionally an OSError when saving the images that networkx generates. We don't know what the problem is but it doesn't seem to be anything to do with our code. In case the networkx graphs have this error, try running those cells again. The pngs for those graphs will also be provided in the event they cannot be reproduc<text:span text:style-name="T3">e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y35 </meta:initial-creator>
    <meta:creation-date>2016-04-19T16:12:53.105673623</meta:creation-date>
    <dc:date>2016-04-19T16:45:45.896824471</dc:date>
    <dc:creator>sy35 </dc:creator>
    <meta:editing-duration>PT32M49S</meta:editing-duration>
    <meta:editing-cycles>8</meta:editing-cycles>
    <meta:generator>LibreOffice/4.3.7.2$Linux_X86_64 LibreOffice_project/430$Build-2</meta:generator>
    <meta:document-statistic meta:table-count="0" meta:image-count="0" meta:object-count="0" meta:page-count="2" meta:paragraph-count="31" meta:word-count="434" meta:character-count="2602" meta:non-whitespace-character-count="2214"/>
  </office:meta>
</office:document-meta>
</file>